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true" fo:min-height="1.35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5" draw:id="id5" draw:layer="layout" svg:width="2.9cm" svg:height="1.6cm" svg:x="1.8cm" svg:y="1.2cm">
          <text:p text:style-name="P1"><text:span text:style-name="T1">CR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6" draw:id="id6" draw:layer="layout" svg:width="3.2cm" svg:height="2.4cm" svg:x="5.8cm" svg:y="0.8cm">
          <text:p text:style-name="P1"><text:span text:style-name="T1">PHP pop3 mail che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7" draw:id="id7" draw:layer="layout" svg:width="3.2cm" svg:height="2cm" svg:x="10.1cm" svg:y="1cm">
          <text:p text:style-name="P1"><text:span text:style-name="T1">List of emai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8" draw:id="id8" draw:layer="layout" svg:width="3cm" svg:height="2.2cm" svg:x="14.3cm" svg:y="0.9cm">
          <text:p text:style-name="P1"><text:span text:style-name="T1">MIME par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0" draw:id="id10" draw:layer="layout" svg:width="4.8cm" svg:height="0.8cm" svg:x="18.3cm" svg:y="1.6cm">
          <text:p text:style-name="P1"><text:span text:style-name="T2">Get header/identit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11" draw:id="id11" draw:layer="layout" svg:width="4.8cm" svg:height="0.8cm" svg:x="18.301cm" svg:y="2.501cm">
          <text:p text:style-name="P1"><text:span text:style-name="T2">Get message tex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9" draw:id="id9" draw:layer="layout" svg:width="4.8cm" svg:height="0.8cm" svg:x="22.201cm" svg:y="0.501cm">
          <text:p text:style-name="P1"><text:span text:style-name="T2">Get attach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13" draw:id="id13" draw:layer="layout" svg:width="2.8cm" svg:height="2.4cm" svg:x="23.2cm" svg:y="5.2cm">
          <text:p text:style-name="P1"><text:span text:style-name="T1">Save to 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12" draw:id="id12" draw:layer="layout" svg:width="4cm" svg:height="1.6cm" svg:x="18.7cm" svg:y="5.7cm">
          <text:p text:style-name="P1"><text:span text:style-name="T1">Store to databas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2" xml:id="id1" draw:id="id1" draw:layer="layout" svg:width="3.4cm" svg:height="1.5cm" svg:x="5.7cm" svg:y="3.9cm">
          <text:p text:style-name="P1"><text:span text:style-name="T1">Check total mess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3.4cm" svg:height="2.4cm" svg:x="10.5cm" svg:y="4.7cm">
          <text:p text:style-name="P1"><text:span text:style-name="T1">More than 2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4" draw:layer="layout" svg:width="1.137cm" svg:height="0.806cm" svg:x="13.9cm" svg:y="5.2cm">
          <draw:text-box>
            <text:p><text:span text:style-name="T1">No</text:span></text:p>
          </draw:text-box>
        </draw:frame>
        <draw:frame draw:style-name="gr4" draw:text-style-name="P4" draw:layer="layout" svg:width="1.306cm" svg:height="0.806cm" svg:x="9.3cm" svg:y="5.2cm">
          <draw:text-box>
            <text:p><text:span text:style-name="T1">Yes</text:span></text:p>
          </draw:text-box>
        </draw:frame>
        <draw:custom-shape draw:style-name="gr2" draw:text-style-name="P2" xml:id="id3" draw:id="id3" draw:layer="layout" svg:width="4.2cm" svg:height="2.8cm" svg:x="7.8cm" svg:y="7.6cm">
          <text:p text:style-name="P1"><text:span text:style-name="T1">Warning via Email &amp; make report at app interfa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" draw:layer="layout" svg:x1="9.1cm" svg:y1="4.65cm" svg:x2="12.2cm" svg:y2="4.7cm" draw:start-shape="id1" draw:start-glue-point="7" draw:end-shape="id2" draw:end-glue-point="4" svg:d="m9100 4650h701v-451h2399v501">
          <text:p/>
        </draw:connector>
        <draw:connector draw:style-name="gr5" draw:text-style-name="P1" draw:layer="layout" svg:x1="10.5cm" svg:y1="5.9cm" svg:x2="9.9cm" svg:y2="7.6cm" draw:start-shape="id2" draw:end-shape="id3" draw:end-glue-point="0" svg:d="m10500 5900h-600v1700">
          <text:p/>
        </draw:connector>
        <draw:custom-shape draw:style-name="gr3" draw:text-style-name="P2" xml:id="id4" draw:id="id4" draw:layer="layout" svg:width="2.4cm" svg:height="1cm" svg:x="13.6cm" svg:y="7.6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svg:x1="13.9cm" svg:y1="5.9cm" svg:x2="14.8cm" svg:y2="7.6cm" draw:start-shape="id2" draw:end-shape="id4" draw:end-glue-point="4" svg:d="m13900 5900h900v1700">
          <text:p/>
        </draw:connector>
        <draw:connector draw:style-name="gr6" draw:text-style-name="P1" draw:layer="layout" svg:x1="4.7cm" svg:y1="2cm" svg:x2="5.8cm" svg:y2="2cm" draw:start-shape="id5" draw:start-glue-point="1" draw:end-shape="id6" draw:end-glue-point="5" svg:d="m4700 2000h1100">
          <text:p/>
        </draw:connector>
        <draw:connector draw:style-name="gr6" draw:text-style-name="P1" draw:layer="layout" svg:x1="9cm" svg:y1="2cm" svg:x2="10.42cm" svg:y2="2cm" draw:start-shape="id6" draw:start-glue-point="7" draw:end-shape="id7" draw:end-glue-point="6" svg:d="m9000 2000h1420">
          <text:p/>
        </draw:connector>
        <draw:connector draw:style-name="gr6" draw:text-style-name="P1" draw:layer="layout" svg:x1="12.974cm" svg:y1="2cm" svg:x2="14.3cm" svg:y2="2cm" draw:start-shape="id7" draw:start-glue-point="9" draw:end-shape="id8" draw:end-glue-point="5" svg:d="m12974 2000h1326">
          <text:p/>
        </draw:connector>
        <draw:connector draw:style-name="gr6" draw:text-style-name="P1" draw:layer="layout" draw:line-skew="-1.951cm" svg:x1="17.3cm" svg:y1="2cm" svg:x2="22.201cm" svg:y2="0.901cm" draw:start-shape="id8" draw:start-glue-point="7" draw:end-shape="id9" draw:end-glue-point="3" svg:d="m17300 2000h500v-1099h4401">
          <text:p/>
        </draw:connector>
        <draw:connector draw:style-name="gr6" draw:text-style-name="P1" draw:layer="layout" svg:x1="17.3cm" svg:y1="2cm" svg:x2="18.3cm" svg:y2="2cm" draw:start-shape="id8" draw:start-glue-point="7" draw:end-shape="id10" draw:end-glue-point="3" svg:d="m17300 2000h1000">
          <text:p/>
        </draw:connector>
        <draw:connector draw:style-name="gr6" draw:text-style-name="P1" draw:layer="layout" svg:x1="17.3cm" svg:y1="2cm" svg:x2="18.301cm" svg:y2="2.901cm" draw:start-shape="id8" draw:start-glue-point="7" draw:end-shape="id11" draw:end-glue-point="3" svg:d="m17300 2000h501v901h500">
          <text:p/>
        </draw:connector>
        <draw:connector draw:style-name="gr6" draw:text-style-name="P1" draw:layer="layout" svg:x1="20.701cm" svg:y1="3.301cm" svg:x2="20.7cm" svg:y2="5.7cm" draw:start-shape="id11" draw:start-glue-point="2" draw:end-shape="id12" draw:end-glue-point="4" svg:d="m20701 3301v1200h-1v1199">
          <text:p/>
        </draw:connector>
        <draw:connector draw:style-name="gr6" draw:text-style-name="P1" draw:layer="layout" svg:x1="24.601cm" svg:y1="1.301cm" svg:x2="24.6cm" svg:y2="5.2cm" draw:start-shape="id9" draw:start-glue-point="2" draw:end-shape="id13" draw:end-glue-point="5" svg:d="m24601 1301v1950h-1v1949">
          <text:p/>
        </draw:connector>
        <draw:connector draw:style-name="gr6" draw:text-style-name="P1" draw:layer="layout" svg:x1="7.4cm" svg:y1="3.058cm" svg:x2="7.4cm" svg:y2="3.9cm" draw:start-shape="id6" draw:start-glue-point="6" draw:end-shape="id1" draw:end-glue-point="4" svg:d="m7400 3058v842">
          <text:p/>
        </draw:connector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d" fo:country="ID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yu Candra</meta:initial-creator>
    <meta:creation-date>2014-07-05T08:14:08</meta:creation-date>
    <meta:editing-duration>PT3H5M29S</meta:editing-duration>
    <meta:editing-cycles>7</meta:editing-cycles>
    <dc:date>2014-07-05T12:05:08</dc:date>
    <dc:creator>Bayu Candra</dc:creator>
    <meta:generator>OpenOffice/4.0.1$Linux OpenOffice.org_project/401m5$Build-9714</meta:generator>
    <meta:document-statistic meta:object-count="50"/>
  </office:meta>
</office:document-meta>
</file>